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120"/>
    <style:style style:name="ce3" style:family="table-cell" style:parent-style-name="Default" style:data-style-name="N110"/>
    <style:style style:name="ce4" style:family="table-cell" style:parent-style-name="Default" style:data-style-name="N0"/>
    <style:style style:name="ce5" style:family="table-cell" style:parent-style-name="Default" style:data-style-name="N112"/>
    <style:style style:name="ce6" style:family="table-cell" style:parent-style-name="Default" style:data-style-name="N60"/>
    <style:style style:name="ce7" style:family="table-cell" style:parent-style-name="Default" style:data-style-name="N12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>
            <text:p>_T</text:p>
          </table:table-cell>
          <table:table-cell table:style-name="ce3" office:value-type="float" office:value="73.15">
            <text:p>73.15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rho</text:p>
          </table:table-cell>
          <table:table-cell table:style-name="ce3" office:value-type="float" office:value="824.941459">
            <text:p>824.941</text:p>
          </table:table-cell>
          <table:table-cell/>
          <table:table-cell office:value-type="string">
            <text:p>M</text:p>
          </table:table-cell>
          <table:table-cell office:value-type="float" office:value="28.01348">
            <text:p>28.01</text:p>
          </table:table-cell>
          <table:table-cell office:value-type="string">
            <text:p>g/mol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/>
          <table:table-cell office:value-type="string">
            <text:p>_R</text:p>
          </table:table-cell>
          <table:table-cell office:value-type="float" office:value="488.189">
            <text:p>488.1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au</text:p>
          </table:table-cell>
          <table:table-cell table:style-name="ce3" table:formula="oooc:=[.E4]/[.B1]" office:value-type="float" office:value="1.72511278195489">
            <text:p>1.725</text:p>
          </table:table-cell>
          <table:table-cell/>
          <table:table-cell office:value-type="string">
            <text:p>T_star</text:p>
          </table:table-cell>
          <table:table-cell table:style-name="ce3" office:value-type="float" office:value="126.192">
            <text:p>126.19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elta</text:p>
          </table:table-cell>
          <table:table-cell table:style-name="ce3" table:formula="oooc:=[.B2]/[.E5]" office:value-type="float" office:value="2.63307234928086">
            <text:p>2.633</text:p>
          </table:table-cell>
          <table:table-cell/>
          <table:table-cell office:value-type="string">
            <text:p>rho_star</text:p>
          </table:table-cell>
          <table:table-cell table:style-name="ce5" table:formula="oooc:=11.1839*[.E2]" office:value-type="float" office:value="313.299958972">
            <text:p>313.3000</text:p>
          </table:table-cell>
          <table:table-cell office:value-type="string">
            <text:p>kg/m³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RTrho</text:p>
          </table:table-cell>
          <table:table-cell table:style-name="ce3" table:formula="oooc:=[.E3]*[.B1]*[.B2]" office:value-type="float" office:value="29459505.354615">
            <text:p>29459505.35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3" table:formula="oooc:=1+delta*phir_del" office:value-type="float" office:value="0.00558332068324718">
            <text:p>0.006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a</text:p>
          </table:table-cell>
          <table:table-cell table:style-name="ce3" table:formula="oooc:=[.E3]*[.B1]*([.J67] + [.J22])" office:value-type="float" office:value="2072218.94109245">
            <text:p>2072218.94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p</text:p>
          </table:table-cell>
          <table:table-cell table:style-name="ce4" table:formula="oooc:=_RTrho*[.B8]" office:value-type="float" office:value="164481.865564653">
            <text:p>164481.87</text:p>
          </table:table-cell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style-name="ce1" office:value-type="string">
            <text:p>IDEAL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c</text:p>
          </table:table-cell>
          <table:table-cell table:style-name="ce3" office:value-type="string">
            <text:p>t</text:p>
          </table:table-cell>
          <table:table-cell table:number-columns-repeated="7"/>
          <table:table-cell office:value-type="string">
            <text:p>phi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st</text:p>
          </table:table-cell>
          <table:table-cell table:style-name="ce3" office:value-type="float" office:value="-15.81502">
            <text:p>-15.815</text:p>
          </table:table-cell>
          <table:table-cell table:number-columns-repeated="7"/>
          <table:table-cell table:formula="oooc:=[.B15]" office:value-type="float" office:value="-15.81502">
            <text:p>-15.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near</text:p>
          </table:table-cell>
          <table:table-cell table:style-name="ce3" office:value-type="float" office:value="4.255726">
            <text:p>4.256</text:p>
          </table:table-cell>
          <table:table-cell table:number-columns-repeated="7"/>
          <table:table-cell table:formula="oooc:=[.B16]*[.$B$4]" office:value-type="float" office:value="7.34160731909774">
            <text:p>7.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-ln(tau)</text:p>
          </table:table-cell>
          <table:table-cell table:style-name="ce3"/>
          <table:table-cell table:number-columns-repeated="7"/>
          <table:table-cell table:formula="oooc:=-LN([.$B$4])" office:value-type="float" office:value="-0.545292429189502">
            <text:p>-0.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+ln(del)</text:p>
          </table:table-cell>
          <table:table-cell table:style-name="ce3"/>
          <table:table-cell table:number-columns-repeated="7"/>
          <table:table-cell table:formula="oooc:=LN([.$B$5])" office:value-type="float" office:value="0.968151358025328">
            <text:p>0.97</text:p>
          </table:table-cell>
          <table:table-cell table:number-columns-repeated="2"/>
        </table:table-row>
        <table:table-row table:style-name="ro1">
          <table:table-cell table:style-name="ce1" table:formula="oooc:=9213.45/[.E3]" office:value-type="float" office:value="18.8727111835785">
            <text:p>1.887271118E+1</text:p>
          </table:table-cell>
          <table:table-cell table:style-name="ce3" table:formula="oooc:=-1/3" office:value-type="float" office:value="-0.333333333333333">
            <text:p>-0.333</text:p>
          </table:table-cell>
          <table:table-cell table:number-columns-repeated="7"/>
          <table:table-cell table:style-name="ce7" table:formula="oooc:=-[.A19] / ([.B19]*([.B19]+1)) * ([.$E$4]/[.$B$1])^([.B19])" office:value-type="float" office:value="70.8121275916685">
            <text:p>7.081213E+001</text:p>
          </table:table-cell>
          <table:table-cell table:number-columns-repeated="2"/>
        </table:table-row>
        <table:table-row table:style-name="ro1">
          <table:table-cell table:style-name="ce1" table:formula="oooc:=0.290733/[.E3]" office:value-type="float" office:value="0.000595533696990305">
            <text:p>5.955336970E-4</text:p>
          </table:table-cell>
          <table:table-cell table:style-name="ce3" table:formula="oooc:=3/2" office:value-type="float" office:value="1.5">
            <text:p>1.500</text:p>
          </table:table-cell>
          <table:table-cell table:number-columns-repeated="7"/>
          <table:table-cell table:style-name="ce7" table:formula="oooc:=-[.A20] / ([.B20]*([.B20]+1)) * ([.$E$4]/[.$B$1])^([.B20])" office:value-type="float" office:value="-0.000359833267036012">
            <text:p>-3.598333E-004</text:p>
          </table:table-cell>
          <table:table-cell table:number-columns-repeated="2"/>
        </table:table-row>
        <table:table-row table:style-name="ro1">
          <table:table-cell table:style-name="ce2" table:formula="oooc:=-0.036608/[.E3]" office:value-type="float" office:value="-0.0000749873512102894">
            <text:p>-7.4987351E-0050</text:p>
          </table:table-cell>
          <table:table-cell table:style-name="ce3" table:formula="oooc:=7/4" office:value-type="float" office:value="1.75">
            <text:p>1.750</text:p>
          </table:table-cell>
          <table:table-cell table:number-columns-repeated="7"/>
          <table:table-cell table:style-name="ce7" table:formula="oooc:=-[.A21] / ([.B21]*([.B21]+1)) * ([.$E$4]/[.$B$1])^([.B21])" office:value-type="float" office:value="0.0000404620500999273">
            <text:p>4.046205E-005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7"/>
          <table:table-cell table:style-name="ce8" table:formula="oooc:=SUM([.J15:.J21])" office:value-type="float" office:value="62.7612544683851">
            <text:p>62.76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RESIDUAL</text:p>
          </table:table-cell>
          <table:table-cell table:style-name="ce3"/>
          <table:table-cell table:number-columns-repeated="7"/>
          <table:table-cell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3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7]*([.$B$4]^[.B27])*([.$B$5]^([.C27]-1))*([.D27]*([.$B$5]^[.D27]) - [.C27])" office:value-type="float" office:value="1.05987310874156">
            <text:p>1.06E+000</text:p>
          </table:table-cell>
          <table:table-cell table:style-name="ce6" table:formula="oooc:=IF([.D27]=0;1;EXP(-([.$B$5]^[.D27])))" office:value-type="float" office:value="1">
            <text:p>1.00E+000</text:p>
          </table:table-cell>
          <table:table-cell table:style-name="ce5"/>
          <table:table-cell table:style-name="ce6" table:formula="oooc:=[.A27]*[.$B$4]^[.B27]*[.$B$5]^[.C27]*[.H27]" office:value-type="float" office:value="2.79072257637373">
            <text:p>2.79E+000</text:p>
          </table:table-cell>
          <table:table-cell table:formula="oooc:=[.G27]*[.H27]" office:value-type="float" office:value="1.05987310874156">
            <text:p>1.059873</text:p>
          </table:table-cell>
          <table:table-cell table:style-name="ce9" table:formula="oooc:=[.A27]*[.B27]*(tau^([.B27]-1))*(delta^[.C27])*[.H27]" office:value-type="float" office:value="0.40442610558066">
            <text:p>0.40443</text:p>
          </table:table-cell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3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8]*([.$B$4]^[.B28])*([.$B$5]^([.C28]-1))*([.D28]*([.$B$5]^[.D28]) - [.C28])" office:value-type="float" office:value="-0.793553325565177">
            <text:p>-7.94E-001</text:p>
          </table:table-cell>
          <table:table-cell table:style-name="ce6" table:formula="oooc:=IF([.D28]=0;1;EXP(-([.$B$5]^[.D28])))" office:value-type="float" office:value="1">
            <text:p>1.00E+000</text:p>
          </table:table-cell>
          <table:table-cell table:style-name="ce5"/>
          <table:table-cell table:style-name="ce6" table:formula="oooc:=[.A28]*[.$B$4]^[.B28]*[.$B$5]^[.C28]*[.H28]" office:value-type="float" office:value="-2.08948331922554">
            <text:p>-2.09E+000</text:p>
          </table:table-cell>
          <table:table-cell table:formula="oooc:=[.G28]*[.H28]" office:value-type="float" office:value="-0.793553325565177">
            <text:p>-0.793553</text:p>
          </table:table-cell>
          <table:table-cell table:style-name="ce9" table:formula="oooc:=[.A28]*[.B28]*(tau^([.B28]-1))*(delta^[.C28])*[.H28]" office:value-type="float" office:value="-1.05981355158155">
            <text:p>-1.05981</text:p>
          </table:table-cell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3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9]*([.$B$4]^[.B29])*([.$B$5]^([.C29]-1))*([.D29]*([.$B$5]^[.D29]) - [.C29])" office:value-type="float" office:value="4.57807583466785">
            <text:p>4.58E+000</text:p>
          </table:table-cell>
          <table:table-cell table:style-name="ce6" table:formula="oooc:=IF([.D29]=0;1;EXP(-([.$B$5]^[.D29])))" office:value-type="float" office:value="1">
            <text:p>1.00E+000</text:p>
          </table:table-cell>
          <table:table-cell table:style-name="ce5"/>
          <table:table-cell table:style-name="ce6" table:formula="oooc:=[.A29]*[.$B$4]^[.B29]*[.$B$5]^[.C29]*[.H29]" office:value-type="float" office:value="6.0272024465874">
            <text:p>6.03E+000</text:p>
          </table:table-cell>
          <table:table-cell table:formula="oooc:=[.G29]*[.H29]" office:value-type="float" office:value="4.57807583466785">
            <text:p>4.578076</text:p>
          </table:table-cell>
          <table:table-cell table:style-name="ce9" table:formula="oooc:=[.A29]*[.B29]*(tau^([.B29]-1))*(delta^[.C29])*[.H29]" office:value-type="float" office:value="1.74690098804943">
            <text:p>1.74690</text:p>
          </table:table-cell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3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0]*([.$B$4]^[.B30])*([.$B$5]^([.C30]-1))*([.D30]*([.$B$5]^[.D30]) - [.C30])" office:value-type="float" office:value="-16.3699098034836">
            <text:p>-1.64E+001</text:p>
          </table:table-cell>
          <table:table-cell table:style-name="ce6" table:formula="oooc:=IF([.D30]=0;1;EXP(-([.$B$5]^[.D30])))" office:value-type="float" office:value="1">
            <text:p>1.00E+000</text:p>
          </table:table-cell>
          <table:table-cell table:style-name="ce5"/>
          <table:table-cell table:style-name="ce6" table:formula="oooc:=[.A30]*[.$B$4]^[.B30]*[.$B$5]^[.C30]*[.H30]" office:value-type="float" office:value="-21.5515784318871">
            <text:p>-2.16E+001</text:p>
          </table:table-cell>
          <table:table-cell table:formula="oooc:=[.G30]*[.H30]" office:value-type="float" office:value="-16.3699098034836">
            <text:p>-16.369910</text:p>
          </table:table-cell>
          <table:table-cell table:style-name="ce9" table:formula="oooc:=[.A30]*[.B30]*(tau^([.B30]-1))*(delta^[.C30])*[.H30]" office:value-type="float" office:value="-10.9312453801031">
            <text:p>-10.93125</text:p>
          </table:table-cell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3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1]*([.$B$4]^[.B31])*([.$B$5]^([.C31]-1))*([.D31]*([.$B$5]^[.D31]) - [.C31])" office:value-type="float" office:value="-1.58844193230633">
            <text:p>-1.59E+000</text:p>
          </table:table-cell>
          <table:table-cell table:style-name="ce6" table:formula="oooc:=IF([.D31]=0;1;EXP(-([.$B$5]^[.D31])))" office:value-type="float" office:value="1">
            <text:p>1.00E+000</text:p>
          </table:table-cell>
          <table:table-cell table:style-name="ce5"/>
          <table:table-cell table:style-name="ce6" table:formula="oooc:=[.A31]*[.$B$4]^[.B31]*[.$B$5]^[.C31]*[.H31]" office:value-type="float" office:value="-1.39416084346468">
            <text:p>-1.39E+000</text:p>
          </table:table-cell>
          <table:table-cell table:formula="oooc:=[.G31]*[.H31]" office:value-type="float" office:value="-1.58844193230633">
            <text:p>-1.588442</text:p>
          </table:table-cell>
          <table:table-cell table:style-name="ce9" table:formula="oooc:=[.A31]*[.B31]*(tau^([.B31]-1))*(delta^[.C31])*[.H31]" office:value-type="float" office:value="-0.30305863000262">
            <text:p>-0.30306</text:p>
          </table:table-cell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3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2]*([.$B$4]^[.B32])*([.$B$5]^([.C32]-1))*([.D32]*([.$B$5]^[.D32]) - [.C32])" office:value-type="float" office:value="10.9561623328963">
            <text:p>1.10E+001</text:p>
          </table:table-cell>
          <table:table-cell table:style-name="ce6" table:formula="oooc:=IF([.D32]=0;1;EXP(-([.$B$5]^[.D32])))" office:value-type="float" office:value="1">
            <text:p>1.00E+000</text:p>
          </table:table-cell>
          <table:table-cell table:style-name="ce5"/>
          <table:table-cell table:style-name="ce6" table:formula="oooc:=[.A32]*[.$B$4]^[.B32]*[.$B$5]^[.C32]*[.H32]" office:value-type="float" office:value="9.61612269766055">
            <text:p>9.62E+000</text:p>
          </table:table-cell>
          <table:table-cell table:formula="oooc:=[.G32]*[.H32]" office:value-type="float" office:value="10.9561623328963">
            <text:p>10.956162</text:p>
          </table:table-cell>
          <table:table-cell table:style-name="ce9" table:formula="oooc:=[.A32]*[.B32]*(tau^([.B32]-1))*(delta^[.C32])*[.H32]" office:value-type="float" office:value="4.18064957763093">
            <text:p>4.18065</text:p>
          </table:table-cell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3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3]*([.$B$4]^[.B33])*([.$B$5]^([.C33]-1))*([.D33]*([.$B$5]^[.D33]) - [.C33])" office:value-type="float" office:value="-1.21158266361366">
            <text:p>-1.21E+000</text:p>
          </table:table-cell>
          <table:table-cell table:style-name="ce6" table:formula="oooc:=IF([.D33]=0;1;EXP(-([.$B$5]^[.D33])))" office:value-type="float" office:value="0.071857351865218">
            <text:p>7.19E-002</text:p>
          </table:table-cell>
          <table:table-cell table:style-name="ce5"/>
          <table:table-cell table:style-name="ce6" table:formula="oooc:=[.A33]*[.$B$4]^[.B33]*[.$B$5]^[.C33]*[.H33]" office:value-type="float" office:value="0.140372367788256">
            <text:p>1.40E-001</text:p>
          </table:table-cell>
          <table:table-cell table:formula="oooc:=[.G33]*[.H33]" office:value-type="float" office:value="-0.0870611217730851">
            <text:p>-0.087061</text:p>
          </table:table-cell>
          <table:table-cell table:style-name="ce9" table:formula="oooc:=[.A33]*[.B33]*(tau^([.B33]-1))*(delta^[.C33])*[.H33]" office:value-type="float" office:value="0.0406849828186848">
            <text:p>0.04068</text:p>
          </table:table-cell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3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4]*([.$B$4]^[.B34])*([.$B$5]^([.C34]-1))*([.D34]*([.$B$5]^[.D34]) - [.C34])" office:value-type="float" office:value="3.97541337028552">
            <text:p>3.98E+000</text:p>
          </table:table-cell>
          <table:table-cell table:style-name="ce6" table:formula="oooc:=IF([.D34]=0;1;EXP(-([.$B$5]^[.D34])))" office:value-type="float" office:value="0.071857351865218">
            <text:p>7.19E-002</text:p>
          </table:table-cell>
          <table:table-cell table:style-name="ce5"/>
          <table:table-cell table:style-name="ce6" table:formula="oooc:=[.A34]*[.$B$4]^[.B34]*[.$B$5]^[.C34]*[.H34]" office:value-type="float" office:value="-0.460586144456431">
            <text:p>-4.61E-001</text:p>
          </table:table-cell>
          <table:table-cell table:formula="oooc:=[.G34]*[.H34]" office:value-type="float" office:value="0.285662677358299">
            <text:p>0.285663</text:p>
          </table:table-cell>
          <table:table-cell table:style-name="ce9" table:formula="oooc:=[.A34]*[.B34]*(tau^([.B34]-1))*(delta^[.C34])*[.H34]" office:value-type="float" office:value="-0.200241753441113">
            <text:p>-0.20024</text:p>
          </table:table-cell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3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5]*([.$B$4]^[.B35])*([.$B$5]^([.C35]-1))*([.D35]*([.$B$5]^[.D35]) - [.C35])" office:value-type="float" office:value="2.33960216995484">
            <text:p>2.34E+000</text:p>
          </table:table-cell>
          <table:table-cell table:style-name="ce6" table:formula="oooc:=IF([.D35]=0;1;EXP(-([.$B$5]^[.D35])))" office:value-type="float" office:value="0.071857351865218">
            <text:p>7.19E-002</text:p>
          </table:table-cell>
          <table:table-cell table:style-name="ce5"/>
          <table:table-cell table:style-name="ce6" table:formula="oooc:=[.A35]*[.$B$4]^[.B35]*[.$B$5]^[.C35]*[.H35]" office:value-type="float" office:value="-0.271063218500975">
            <text:p>-2.71E-001</text:p>
          </table:table-cell>
          <table:table-cell table:formula="oooc:=[.G35]*[.H35]" office:value-type="float" office:value="0.168117616351073">
            <text:p>0.168118</text:p>
          </table:table-cell>
          <table:table-cell table:style-name="ce9" table:formula="oooc:=[.A35]*[.B35]*(tau^([.B35]-1))*(delta^[.C35])*[.H35]" office:value-type="float" office:value="-0.314255649064066">
            <text:p>-0.31426</text:p>
          </table:table-cell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3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6]*([.$B$4]^[.B36])*([.$B$5]^([.C36]-1))*([.D36]*([.$B$5]^[.D36]) - [.C36])" office:value-type="float" office:value="2.11819214272978">
            <text:p>2.12E+000</text:p>
          </table:table-cell>
          <table:table-cell table:style-name="ce6" table:formula="oooc:=IF([.D36]=0;1;EXP(-([.$B$5]^[.D36])))" office:value-type="float" office:value="0.071857351865218">
            <text:p>7.19E-002</text:p>
          </table:table-cell>
          <table:table-cell table:style-name="ce5"/>
          <table:table-cell table:style-name="ce6" table:formula="oooc:=[.A36]*[.$B$4]^[.B36]*[.$B$5]^[.C36]*[.H36]" office:value-type="float" office:value="1.09224210226727">
            <text:p>1.09E+000</text:p>
          </table:table-cell>
          <table:table-cell table:formula="oooc:=[.G36]*[.H36]" office:value-type="float" office:value="0.152207678118273">
            <text:p>0.152208</text:p>
          </table:table-cell>
          <table:table-cell table:style-name="ce9" table:formula="oooc:=[.A36]*[.B36]*(tau^([.B36]-1))*(delta^[.C36])*[.H36]" office:value-type="float" office:value="0.791428040018886">
            <text:p>0.79143</text:p>
          </table:table-cell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3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7]*([.$B$4]^[.B37])*([.$B$5]^([.C37]-1))*([.D37]*([.$B$5]^[.D37]) - [.C37])" office:value-type="float" office:value="-0.277831191059113">
            <text:p>-2.78E-001</text:p>
          </table:table-cell>
          <table:table-cell table:style-name="ce6" table:formula="oooc:=IF([.D37]=0;1;EXP(-([.$B$5]^[.D37])))" office:value-type="float" office:value="0.071857351865218">
            <text:p>7.19E-002</text:p>
          </table:table-cell>
          <table:table-cell table:style-name="ce5"/>
          <table:table-cell table:style-name="ce6" table:formula="oooc:=[.A37]*[.$B$4]^[.B37]*[.$B$5]^[.C37]*[.H37]" office:value-type="float" office:value="-0.143263171492435">
            <text:p>-1.43E-001</text:p>
          </table:table-cell>
          <table:table-cell table:formula="oooc:=[.G37]*[.H37]" office:value-type="float" office:value="-0.0199642136550673">
            <text:p>-0.019964</text:p>
          </table:table-cell>
          <table:table-cell table:style-name="ce9" table:formula="oooc:=[.A37]*[.B37]*(tau^([.B37]-1))*(delta^[.C37])*[.H37]" office:value-type="float" office:value="-0.290659895091216">
            <text:p>-0.29066</text:p>
          </table:table-cell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3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8]*([.$B$4]^[.B38])*([.$B$5]^([.C38]-1))*([.D38]*([.$B$5]^[.D38]) - [.C38])" office:value-type="float" office:value="7.40857664310507">
            <text:p>7.41E+000</text:p>
          </table:table-cell>
          <table:table-cell table:style-name="ce6" table:formula="oooc:=IF([.D38]=0;1;EXP(-([.$B$5]^[.D38])))" office:value-type="float" office:value="0.071857351865218">
            <text:p>7.19E-002</text:p>
          </table:table-cell>
          <table:table-cell table:style-name="ce5"/>
          <table:table-cell table:style-name="ce6" table:formula="oooc:=[.A38]*[.$B$4]^[.B38]*[.$B$5]^[.C38]*[.H38]" office:value-type="float" office:value="1.02547068585426">
            <text:p>1.03E+000</text:p>
          </table:table-cell>
          <table:table-cell table:formula="oooc:=[.G38]*[.H38]" office:value-type="float" office:value="0.532360698664036">
            <text:p>0.532361</text:p>
          </table:table-cell>
          <table:table-cell table:style-name="ce9" table:formula="oooc:=[.A38]*[.B38]*(tau^([.B38]-1))*(delta^[.C38])*[.H38]" office:value-type="float" office:value="0.594436895129954">
            <text:p>0.59444</text:p>
          </table:table-cell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3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9]*([.$B$4]^[.B39])*([.$B$5]^([.C39]-1))*([.D39]*([.$B$5]^[.D39]) - [.C39])" office:value-type="float" office:value="4.11631887456014">
            <text:p>4.12E+000</text:p>
          </table:table-cell>
          <table:table-cell table:style-name="ce6" table:formula="oooc:=IF([.D39]=0;1;EXP(-([.$B$5]^[.D39])))" office:value-type="float" office:value="0.071857351865218">
            <text:p>7.19E-002</text:p>
          </table:table-cell>
          <table:table-cell table:style-name="ce5"/>
          <table:table-cell table:style-name="ce6" table:formula="oooc:=[.A39]*[.$B$4]^[.B39]*[.$B$5]^[.C39]*[.H39]" office:value-type="float" office:value="0.231317892492593">
            <text:p>2.31E-001</text:p>
          </table:table-cell>
          <table:table-cell table:formula="oooc:=[.G39]*[.H39]" office:value-type="float" office:value="0.295787773758706">
            <text:p>0.295788</text:p>
          </table:table-cell>
          <table:table-cell table:style-name="ce9" table:formula="oooc:=[.A39]*[.B39]*(tau^([.B39]-1))*(delta^[.C39])*[.H39]" office:value-type="float" office:value="0.0670442810789637">
            <text:p>0.06704</text:p>
          </table:table-cell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3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0]*([.$B$4]^[.B40])*([.$B$5]^([.C40]-1))*([.D40]*([.$B$5]^[.D40]) - [.C40])" office:value-type="float" office:value="36.7713269731812">
            <text:p>3.68E+001</text:p>
          </table:table-cell>
          <table:table-cell table:style-name="ce6" table:formula="oooc:=IF([.D40]=0;1;EXP(-([.$B$5]^[.D40])))" office:value-type="float" office:value="0.071857351865218">
            <text:p>7.19E-002</text:p>
          </table:table-cell>
          <table:table-cell table:style-name="ce5"/>
          <table:table-cell table:style-name="ce6" table:formula="oooc:=[.A40]*[.$B$4]^[.B40]*[.$B$5]^[.C40]*[.H40]" office:value-type="float" office:value="2.06637680869688">
            <text:p>2.07E+000</text:p>
          </table:table-cell>
          <table:table-cell table:formula="oooc:=[.G40]*[.H40]" office:value-type="float" office:value="2.64229018086286">
            <text:p>2.642290</text:p>
          </table:table-cell>
          <table:table-cell table:style-name="ce9" table:formula="oooc:=[.A40]*[.B40]*(tau^([.B40]-1))*(delta^[.C40])*[.H40]" office:value-type="float" office:value="3.59346385403615">
            <text:p>3.59346</text:p>
          </table:table-cell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3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1]*([.$B$4]^[.B41])*([.$B$5]^([.C41]-1))*([.D41]*([.$B$5]^[.D41]) - [.C41])" office:value-type="float" office:value="-1.56629164468234">
            <text:p>-1.57E+000</text:p>
          </table:table-cell>
          <table:table-cell table:style-name="ce6" table:formula="oooc:=IF([.D41]=0;1;EXP(-([.$B$5]^[.D41])))" office:value-type="float" office:value="0.071857351865218">
            <text:p>7.19E-002</text:p>
          </table:table-cell>
          <table:table-cell table:style-name="ce5"/>
          <table:table-cell table:style-name="ce6" table:formula="oooc:=[.A41]*[.$B$4]^[.B41]*[.$B$5]^[.C41]*[.H41]" office:value-type="float" office:value="-0.0678626219530979">
            <text:p>-6.79E-002</text:p>
          </table:table-cell>
          <table:table-cell table:formula="oooc:=[.G41]*[.H41]" office:value-type="float" office:value="-0.11254956983549">
            <text:p>-0.112550</text:p>
          </table:table-cell>
          <table:table-cell table:style-name="ce9" table:formula="oooc:=[.A41]*[.B41]*(tau^([.B41]-1))*(delta^[.C41])*[.H41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3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2]*([.$B$4]^[.B42])*([.$B$5]^([.C42]-1))*([.D42]*([.$B$5]^[.D42]) - [.C42])" office:value-type="float" office:value="-89.5217589136699">
            <text:p>-8.95E+001</text:p>
          </table:table-cell>
          <table:table-cell table:style-name="ce6" table:formula="oooc:=IF([.D42]=0;1;EXP(-([.$B$5]^[.D42])))" office:value-type="float" office:value="0.071857351865218">
            <text:p>7.19E-002</text:p>
          </table:table-cell>
          <table:table-cell table:style-name="ce5"/>
          <table:table-cell table:style-name="ce6" table:formula="oooc:=[.A42]*[.$B$4]^[.B42]*[.$B$5]^[.C42]*[.H42]" office:value-type="float" office:value="-3.87870375377432">
            <text:p>-3.88E+000</text:p>
          </table:table-cell>
          <table:table-cell table:formula="oooc:=[.G42]*[.H42]" office:value-type="float" office:value="-6.43279652985279">
            <text:p>-6.432797</text:p>
          </table:table-cell>
          <table:table-cell table:style-name="ce9" table:formula="oooc:=[.A42]*[.B42]*(tau^([.B42]-1))*(delta^[.C42])*[.H42]" office:value-type="float" office:value="-6.18303651474442">
            <text:p>-6.18304</text:p>
          </table:table-cell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3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3]*([.$B$4]^[.B43])*([.$B$5]^([.C43]-1))*([.D43]*([.$B$5]^[.D43]) - [.C43])" office:value-type="float" office:value="4.50475671779325">
            <text:p>4.50E+000</text:p>
          </table:table-cell>
          <table:table-cell table:style-name="ce6" table:formula="oooc:=IF([.D43]=0;1;EXP(-([.$B$5]^[.D43])))" office:value-type="float" office:value="0.071857351865218">
            <text:p>7.19E-002</text:p>
          </table:table-cell>
          <table:table-cell table:style-name="ce5"/>
          <table:table-cell table:style-name="ce6" table:formula="oooc:=[.A43]*[.$B$4]^[.B43]*[.$B$5]^[.C43]*[.H43]" office:value-type="float" office:value="0.158810642036443">
            <text:p>1.59E-001</text:p>
          </table:table-cell>
          <table:table-cell table:formula="oooc:=[.G43]*[.H43]" office:value-type="float" office:value="0.323699888537674">
            <text:p>0.323700</text:p>
          </table:table-cell>
          <table:table-cell table:style-name="ce9" table:formula="oooc:=[.A43]*[.B43]*(tau^([.B43]-1))*(delta^[.C43])*[.H43]" office:value-type="float" office:value="0.0690435911050173">
            <text:p>0.06904</text:p>
          </table:table-cell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3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4]*([.$B$4]^[.B44])*([.$B$5]^([.C44]-1))*([.D44]*([.$B$5]^[.D44]) - [.C44])" office:value-type="float" office:value="56.0402055862247">
            <text:p>5.60E+001</text:p>
          </table:table-cell>
          <table:table-cell table:style-name="ce6" table:formula="oooc:=IF([.D44]=0;1;EXP(-([.$B$5]^[.D44])))" office:value-type="float" office:value="0.071857351865218">
            <text:p>7.19E-002</text:p>
          </table:table-cell>
          <table:table-cell table:style-name="ce5"/>
          <table:table-cell table:style-name="ce6" table:formula="oooc:=[.A44]*[.$B$4]^[.B44]*[.$B$5]^[.C44]*[.H44]" office:value-type="float" office:value="1.97564076964457">
            <text:p>1.98E+000</text:p>
          </table:table-cell>
          <table:table-cell table:formula="oooc:=[.G44]*[.H44]" office:value-type="float" office:value="4.0269007714085">
            <text:p>4.026901</text:p>
          </table:table-cell>
          <table:table-cell table:style-name="ce9" table:formula="oooc:=[.A44]*[.B44]*(tau^([.B44]-1))*(delta^[.C44])*[.H44]" office:value-type="float" office:value="2.86306030294116">
            <text:p>2.86306</text:p>
          </table:table-cell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3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5]*([.$B$4]^[.B45])*([.$B$5]^([.C45]-1))*([.D45]*([.$B$5]^[.D45]) - [.C45])" office:value-type="float" office:value="4.96555658278892">
            <text:p>4.97E+000</text:p>
          </table:table-cell>
          <table:table-cell table:style-name="ce6" table:formula="oooc:=IF([.D45]=0;1;EXP(-([.$B$5]^[.D45])))" office:value-type="float" office:value="0.000975003013163199">
            <text:p>9.75E-004</text:p>
          </table:table-cell>
          <table:table-cell table:style-name="ce5"/>
          <table:table-cell table:style-name="ce6" table:formula="oooc:=[.A45]*[.$B$4]^[.B45]*[.$B$5]^[.C45]*[.H45]" office:value-type="float" office:value="-0.00099080550938068">
            <text:p>-9.91E-004</text:p>
          </table:table-cell>
          <table:table-cell table:formula="oooc:=[.G45]*[.H45]" office:value-type="float" office:value="0.00484143263025155">
            <text:p>0.004841</text:p>
          </table:table-cell>
          <table:table-cell table:style-name="ce9" table:formula="oooc:=[.A45]*[.B45]*(tau^([.B45]-1))*(delta^[.C45])*[.H45]" office:value-type="float" office:value="-0.00229736981777598">
            <text:p>-0.00230</text:p>
          </table:table-cell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3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6" table:formula="oooc:=-[.A46]*([.$B$4]^[.B46])*([.$B$5]^([.C46]-1))*([.D46]*([.$B$5]^[.D46]) - [.C46])" office:value-type="float" office:value="59.5553191142554">
            <text:p>5.96E+001</text:p>
          </table:table-cell>
          <table:table-cell table:style-name="ce6" table:formula="oooc:=IF([.D46]=0;1;EXP(-([.$B$5]^[.D46])))" office:value-type="float" office:value="0.000975003013163199">
            <text:p>9.75E-004</text:p>
          </table:table-cell>
          <table:table-cell table:style-name="ce5"/>
          <table:table-cell table:style-name="ce6" table:formula="oooc:=[.A46]*[.$B$4]^[.B46]*[.$B$5]^[.C46]*[.H46]" office:value-type="float" office:value="-0.0128848639916237">
            <text:p>-1.29E-002</text:p>
          </table:table-cell>
          <table:table-cell table:formula="oooc:=[.G46]*[.H46]" office:value-type="float" office:value="0.0580666155862948">
            <text:p>0.058067</text:p>
          </table:table-cell>
          <table:table-cell table:style-name="ce9" table:formula="oooc:=[.A46]*[.B46]*(tau^([.B46]-1))*(delta^[.C46])*[.H46]" office:value-type="float" office:value="-0.0448139882553859">
            <text:p>-0.04481</text:p>
          </table:table-cell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3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7]*([.$B$4]^[.B47])*([.$B$5]^([.C47]-1))*([.D47]*([.$B$5]^[.D47]) - [.C47])" office:value-type="float" office:value="-77.3702826448497">
            <text:p>-7.74E+001</text:p>
          </table:table-cell>
          <table:table-cell table:style-name="ce6" table:formula="oooc:=IF([.D47]=0;1;EXP(-([.$B$5]^[.D47])))" office:value-type="float" office:value="0.000975003013163199">
            <text:p>9.75E-004</text:p>
          </table:table-cell>
          <table:table-cell table:style-name="ce5"/>
          <table:table-cell table:style-name="ce6" table:formula="oooc:=[.A47]*[.$B$4]^[.B47]*[.$B$5]^[.C47]*[.H47]" office:value-type="float" office:value="0.0182796399699894">
            <text:p>1.83E-002</text:p>
          </table:table-cell>
          <table:table-cell table:formula="oooc:=[.G47]*[.H47]" office:value-type="float" office:value="-0.0754362587080168">
            <text:p>-0.075436</text:p>
          </table:table-cell>
          <table:table-cell table:style-name="ce9" table:formula="oooc:=[.A47]*[.B47]*(tau^([.B47]-1))*(delta^[.C47])*[.H47]" office:value-type="float" office:value="0.0635771996864171">
            <text:p>0.06358</text:p>
          </table:table-cell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3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8]*([.$B$4]^[.B48])*([.$B$5]^([.C48]-1))*([.D48]*([.$B$5]^[.D48]) - [.C48])" office:value-type="float" office:value="19.621685063921">
            <text:p>1.96E+001</text:p>
          </table:table-cell>
          <table:table-cell table:style-name="ce6" table:formula="oooc:=IF([.D48]=0;1;EXP(-([.$B$5]^[.D48])))" office:value-type="float" office:value="0.000975003013163199">
            <text:p>9.75E-004</text:p>
          </table:table-cell>
          <table:table-cell table:style-name="ce5"/>
          <table:table-cell table:style-name="ce6" table:formula="oooc:=[.A48]*[.$B$4]^[.B48]*[.$B$5]^[.C48]*[.H48]" office:value-type="float" office:value="-0.00510572921017652">
            <text:p>-5.11E-003</text:p>
          </table:table-cell>
          <table:table-cell table:formula="oooc:=[.G48]*[.H48]" office:value-type="float" office:value="0.0191312020606623">
            <text:p>0.019131</text:p>
          </table:table-cell>
          <table:table-cell table:style-name="ce9" table:formula="oooc:=[.A48]*[.B48]*(tau^([.B48]-1))*(delta^[.C48])*[.H48]" office:value-type="float" office:value="-0.00887894854803186">
            <text:p>-0.00888</text:p>
          </table:table-cell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3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9]*([.$B$4]^[.B49])*([.$B$5]^([.C49]-1))*([.D49]*([.$B$5]^[.D49]) - [.C49])" office:value-type="float" office:value="-8.94485972674707">
            <text:p>-8.94E+000</text:p>
          </table:table-cell>
          <table:table-cell table:style-name="ce6" table:formula="oooc:=IF([.D49]=0;1;EXP(-([.$B$5]^[.D49])))" office:value-type="float" office:value="0.000975003013163199">
            <text:p>9.75E-004</text:p>
          </table:table-cell>
          <table:table-cell table:style-name="ce5"/>
          <table:table-cell table:style-name="ce6" table:formula="oooc:=[.A49]*[.$B$4]^[.B49]*[.$B$5]^[.C49]*[.H49]" office:value-type="float" office:value="0.00259004732946076">
            <text:p>2.59E-003</text:p>
          </table:table-cell>
          <table:table-cell table:formula="oooc:=[.G49]*[.H49]" office:value-type="float" office:value="-0.00872126518590054">
            <text:p>-0.008721</text:p>
          </table:table-cell>
          <table:table-cell table:style-name="ce9" table:formula="oooc:=[.A49]*[.B49]*(tau^([.B49]-1))*(delta^[.C49])*[.H49]" office:value-type="float" office:value="0.00450413565400472">
            <text:p>0.00450</text:p>
          </table:table-cell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3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50]*([.$B$4]^[.B50])*([.$B$5]^([.C50]-1))*([.D50]*([.$B$5]^[.D50]) - [.C50])" office:value-type="float" office:value="7.48907452552029">
            <text:p>7.49E+000</text:p>
          </table:table-cell>
          <table:table-cell table:style-name="ce6" table:formula="oooc:=IF([.D50]=0;1;EXP(-([.$B$5]^[.D50])))" office:value-type="float" office:value="0.000975003013163199">
            <text:p>9.75E-004</text:p>
          </table:table-cell>
          <table:table-cell table:style-name="ce5"/>
          <table:table-cell table:style-name="ce6" table:formula="oooc:=[.A50]*[.$B$4]^[.B50]*[.$B$5]^[.C50]*[.H50]" office:value-type="float" office:value="-0.00327751342765525">
            <text:p>-3.28E-003</text:p>
          </table:table-cell>
          <table:table-cell table:formula="oooc:=[.G50]*[.H50]" office:value-type="float" office:value="0.00730187022818603">
            <text:p>0.007302</text:p>
          </table:table-cell>
          <table:table-cell table:style-name="ce9" table:formula="oooc:=[.A50]*[.B50]*(tau^([.B50]-1))*(delta^[.C50])*[.H50]" office:value-type="float" office:value="-0.0113993014089474">
            <text:p>-0.01140</text:p>
          </table:table-cell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3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1]*([.$B$4]^[.B51])*([.$B$5]^([.C51]-1))*([.D51]*([.$B$5]^[.D51]) - [.C51])" office:value-type="float" office:value="263449.513421871">
            <text:p>2.63E+005</text:p>
          </table:table-cell>
          <table:table-cell table:style-name="ce6" table:formula="oooc:=IF([.D51]=0;1;EXP(-([.$B$5]^[.D51])))" office:value-type="float" office:value="0.000000011798718612437">
            <text:p>1.18E-008</text:p>
          </table:table-cell>
          <table:table-cell table:style-name="ce5"/>
          <table:table-cell table:style-name="ce6" table:formula="oooc:=[.A51]*[.$B$4]^[.B51]*[.$B$5]^[.C51]*[.H51]" office:value-type="float" office:value="-0.000161221735221875">
            <text:p>-1.61E-004</text:p>
          </table:table-cell>
          <table:table-cell table:formula="oooc:=[.G51]*[.H51]" office:value-type="float" office:value="0.00310836667744809">
            <text:p>0.003108</text:p>
          </table:table-cell>
          <table:table-cell table:style-name="ce9" table:formula="oooc:=[.A51]*[.B51]*(tau^([.B51]-1))*(delta^[.C51])*[.H51]" office:value-type="float" office:value="-0.00149529224438698">
            <text:p>-0.00150</text:p>
          </table:table-cell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3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2]*([.$B$4]^[.B52])*([.$B$5]^([.C52]-1))*([.D52]*([.$B$5]^[.D52]) - [.C52])" office:value-type="float" office:value="2892.99094343487">
            <text:p>2.89E+003</text:p>
          </table:table-cell>
          <table:table-cell table:style-name="ce6" table:formula="oooc:=IF([.D52]=0;1;EXP(-([.$B$5]^[.D52])))" office:value-type="float" office:value="0.000000011798718612437">
            <text:p>1.18E-008</text:p>
          </table:table-cell>
          <table:table-cell table:style-name="ce5"/>
          <table:table-cell table:style-name="ce6" table:formula="oooc:=[.A52]*[.$B$4]^[.B52]*[.$B$5]^[.C52]*[.H52]" office:value-type="float" office:value="-0.00000180598236315352">
            <text:p>-1.81E-006</text:p>
          </table:table-cell>
          <table:table-cell table:formula="oooc:=[.G52]*[.H52]" office:value-type="float" office:value="0.0000341335860899166">
            <text:p>0.000034</text:p>
          </table:table-cell>
          <table:table-cell table:style-name="ce9" table:formula="oooc:=[.A52]*[.B52]*(tau^([.B52]-1))*(delta^[.C52])*[.H52]" office:value-type="float" office:value="-0.0000115156563689575">
            <text:p>-0.00001</text:p>
          </table:table-cell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3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3]*([.$B$4]^[.B53])*([.$B$5]^([.C53]-1))*([.D53]*([.$B$5]^[.D53]) - [.C53])" office:value-type="float" office:value="-314677.847700266">
            <text:p>-3.15E+005</text:p>
          </table:table-cell>
          <table:table-cell table:style-name="ce6" table:formula="oooc:=IF([.D53]=0;1;EXP(-([.$B$5]^[.D53])))" office:value-type="float" office:value="0.000000011798718612437">
            <text:p>1.18E-008</text:p>
          </table:table-cell>
          <table:table-cell table:style-name="ce5"/>
          <table:table-cell table:style-name="ce6" table:formula="oooc:=[.A53]*[.$B$4]^[.B53]*[.$B$5]^[.C53]*[.H53]" office:value-type="float" office:value="0.000196441210544213">
            <text:p>1.96E-004</text:p>
          </table:table-cell>
          <table:table-cell table:formula="oooc:=[.G53]*[.H53]" office:value-type="float" office:value="-0.00371279537858273">
            <text:p>-0.003713</text:p>
          </table:table-cell>
          <table:table-cell table:style-name="ce9" table:formula="oooc:=[.A53]*[.B53]*(tau^([.B53]-1))*(delta^[.C53])*[.H53]" office:value-type="float" office:value="0.00170807276427696">
            <text:p>0.00171</text:p>
          </table:table-cell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3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4]*([.$B$4]^[.B54])*([.$B$5]^([.C54]-1))*([.D54]*([.$B$5]^[.D54]) - [.C54])" office:value-type="float" office:value="72941.5693704882">
            <text:p>7.29E+004</text:p>
          </table:table-cell>
          <table:table-cell table:style-name="ce6" table:formula="oooc:=IF([.D54]=0;1;EXP(-([.$B$5]^[.D54])))" office:value-type="float" office:value="0.000000011798718612437">
            <text:p>1.18E-008</text:p>
          </table:table-cell>
          <table:table-cell table:style-name="ce5"/>
          <table:table-cell table:style-name="ce6" table:formula="oooc:=[.A54]*[.$B$4]^[.B54]*[.$B$5]^[.C54]*[.H54]" office:value-type="float" office:value="-0.0000484556185497273">
            <text:p>-4.85E-005</text:p>
          </table:table-cell>
          <table:table-cell table:formula="oooc:=[.G54]*[.H54]" office:value-type="float" office:value="0.000860617052151942">
            <text:p>0.000861</text:p>
          </table:table-cell>
          <table:table-cell table:style-name="ce9" table:formula="oooc:=[.A54]*[.B54]*(tau^([.B54]-1))*(delta^[.C54])*[.H54]" office:value-type="float" office:value="-0.000337060526522684">
            <text:p>-0.00034</text:p>
          </table:table-cell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3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5]*([.$B$4]^[.B55])*([.$B$5]^([.C55]-1))*([.D55]*([.$B$5]^[.D55]) - [.C55])" office:value-type="float" office:value="-8176.51668957132">
            <text:p>-8.18E+003</text:p>
          </table:table-cell>
          <table:table-cell table:style-name="ce6" table:formula="oooc:=IF([.D55]=0;1;EXP(-([.$B$5]^[.D55])))" office:value-type="float" office:value="1.33219422472853E-021">
            <text:p>1.33E-021</text:p>
          </table:table-cell>
          <table:table-cell table:style-name="ce5"/>
          <table:table-cell table:style-name="ce6" table:formula="oooc:=[.A55]*[.$B$4]^[.B55]*[.$B$5]^[.C55]*[.H55]" office:value-type="float" office:value="1.51536501125239E-019">
            <text:p>1.52E-019</text:p>
          </table:table-cell>
          <table:table-cell table:formula="oooc:=[.G55]*[.H55]" office:value-type="float" office:value="-1.08927083122433E-017">
            <text:p>0.000000</text:p>
          </table:table-cell>
          <table:table-cell table:style-name="ce9" table:formula="oooc:=[.A55]*[.B55]*(tau^([.B55]-1))*(delta^[.C55])*[.H55]" office:value-type="float" office:value="1.05409804653016E-018">
            <text:p>0.00000</text:p>
          </table:table-cell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3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6]*([.$B$4]^[.B56])*([.$B$5]^([.C56]-1))*([.D56]*([.$B$5]^[.D56]) - [.C56])" office:value-type="float" office:value="1807.1130254675">
            <text:p>1.81E+003</text:p>
          </table:table-cell>
          <table:table-cell table:style-name="ce6" table:formula="oooc:=IF([.D56]=0;1;EXP(-([.$B$5]^[.D56])))" office:value-type="float" office:value="1.33219422472853E-021">
            <text:p>1.33E-021</text:p>
          </table:table-cell>
          <table:table-cell table:style-name="ce5"/>
          <table:table-cell table:style-name="ce6" table:formula="oooc:=[.A56]*[.$B$4]^[.B56]*[.$B$5]^[.C56]*[.H56]" office:value-type="float" office:value="-3.3849154081388E-020">
            <text:p>-3.38E-020</text:p>
          </table:table-cell>
          <table:table-cell table:formula="oooc:=[.G56]*[.H56]" office:value-type="float" office:value="2.4074255359595E-018">
            <text:p>0.000000</text:p>
          </table:table-cell>
          <table:table-cell table:style-name="ce9" table:formula="oooc:=[.A56]*[.B56]*(tau^([.B56]-1))*(delta^[.C56])*[.H56]" office:value-type="float" office:value="-1.3734990607467E-019">
            <text:p>0.00000</text:p>
          </table:table-cell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3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7]*([.$B$4]^[.B57])*([.$B$5]^([.C57]-1))*([.D57]*([.$B$5]^[.D57]) - [.C57])" office:value-type="float" office:value="-279.210881008898">
            <text:p>-2.79E+002</text:p>
          </table:table-cell>
          <table:table-cell table:style-name="ce6" table:formula="oooc:=IF([.D57]=0;1;EXP(-([.$B$5]^[.D57])))" office:value-type="float" office:value="1.33219422472853E-021">
            <text:p>1.33E-021</text:p>
          </table:table-cell>
          <table:table-cell table:style-name="ce5"/>
          <table:table-cell table:style-name="ce6" table:formula="oooc:=[.A57]*[.$B$4]^[.B57]*[.$B$5]^[.C57]*[.H57]" office:value-type="float" office:value="5.2579946568079E-021">
            <text:p>5.26E-021</text:p>
          </table:table-cell>
          <table:table-cell table:formula="oooc:=[.G57]*[.H57]" office:value-type="float" office:value="-3.71963123161418E-019">
            <text:p>0.000000</text:p>
          </table:table-cell>
          <table:table-cell table:style-name="ce9" table:formula="oooc:=[.A57]*[.B57]*(tau^([.B57]-1))*(delta^[.C57])*[.H57]" office:value-type="float" office:value="1.2191654277466E-020">
            <text:p>0.00000</text:p>
          </table:table-cell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3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8]*([.$B$4]^[.B58])*([.$B$5]^([.C58]-1))*([.D58]*([.$B$5]^[.D58]) - [.C58])" office:value-type="float" office:value="-689992.69298438">
            <text:p>-6.90E+005</text:p>
          </table:table-cell>
          <table:table-cell table:style-name="ce6" table:formula="oooc:=IF([.D58]=0;1;EXP(-([.$B$5]^[.D58])))" office:value-type="float" office:value="1.33219422472853E-021">
            <text:p>1.33E-021</text:p>
          </table:table-cell>
          <table:table-cell table:style-name="ce5"/>
          <table:table-cell table:style-name="ce6" table:formula="oooc:=[.A58]*[.$B$4]^[.B58]*[.$B$5]^[.C58]*[.H58]" office:value-type="float" office:value="1.32063813510838E-017">
            <text:p>1.32E-017</text:p>
          </table:table-cell>
          <table:table-cell table:formula="oooc:=[.G58]*[.H58]" office:value-type="float" office:value="-9.19204280698675E-016">
            <text:p>0.000000</text:p>
          </table:table-cell>
          <table:table-cell table:style-name="ce9" table:formula="oooc:=[.A58]*[.B58]*(tau^([.B58]-1))*(delta^[.C58])*[.H58]" office:value-type="float" office:value="1.22485963716467E-016">
            <text:p>0.00000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6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3363.36626663693">
            <text:p>-3363.37</text:p>
          </table:table-cell>
          <table:table-cell table:formula="oooc:=-phi*delta^2 +2*phi*delta-bet*tau^2+2*bet*gam*tau-phi-bet*gam^2" office:value-type="float" office:value="-157.128054266571">
            <text:p>-157.13</text:p>
          </table:table-cell>
          <table:table-cell table:formula="oooc:=2*bet*(tau^2) - 2*bet*gam*tau-t" office:value-type="float" office:value="633.674134207699">
            <text:p>633.67</text:p>
          </table:table-cell>
          <table:table-cell table:style-name="ce9" table:formula="oooc:=a*tau^t*delta^d*EXP([.H61])" office:value-type="float" office:value="2.98122095305097E-067">
            <text:p>0.00000</text:p>
          </table:table-cell>
          <table:table-cell table:formula="oooc:=[.G61]*EXP([.H61])" office:value-type="float" office:value="-1.9360975878624E-065">
            <text:p>0.000000</text:p>
          </table:table-cell>
          <table:table-cell table:style-name="ce9" table:formula="oooc:=-[.B61]*(tau^([.C61]-1))*(delta^([.D61]))*EXP([.I61])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6168.78733193051">
            <text:p>6168.79</text:p>
          </table:table-cell>
          <table:table-cell table:formula="oooc:=-phi*delta^2 +2*phi*delta-bet*tau^2+2*bet*gam*tau-phi-bet*gam^2" office:value-type="float" office:value="-157.128054266571">
            <text:p>-157.13</text:p>
          </table:table-cell>
          <table:table-cell table:formula="oooc:=2*bet*(tau^2) - 2*bet*gam*tau-t" office:value-type="float" office:value="632.674134207699">
            <text:p>632.67</text:p>
          </table:table-cell>
          <table:table-cell table:style-name="ce9" table:formula="oooc:=a*tau^t*delta^d*EXP([.H62])" office:value-type="float" office:value="-5.46789037854493E-067">
            <text:p>0.00000</text:p>
          </table:table-cell>
          <table:table-cell table:formula="oooc:=[.G62]*EXP([.H62])" office:value-type="float" office:value="3.55101803566852E-065">
            <text:p>0.000000</text:p>
          </table:table-cell>
          <table:table-cell table:style-name="ce9" table:formula="oooc:=-[.B62]*(tau^([.C62]-1))*(delta^([.D62]))*EXP([.I62])" office:value-type="float" office:value="-1.50017242408348E+283">
            <text:p>-1500172424083480000000000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-43.6206933824174">
            <text:p>-43.62</text:p>
          </table:table-cell>
          <table:table-cell table:formula="oooc:=-phi*delta^2 +2*phi*delta-bet*tau^2+2*bet*gam*tau-phi-bet*gam^2" office:value-type="float" office:value="-146.251646443611">
            <text:p>-146.25</text:p>
          </table:table-cell>
          <table:table-cell table:formula="oooc:=2*bet*(tau^2) - 2*bet*gam*tau-t" office:value-type="float" office:value="613.982000113064">
            <text:p>613.98</text:p>
          </table:table-cell>
          <table:table-cell table:style-name="ce9" table:formula="oooc:=a*tau^t*delta^d*EXP([.H63])" office:value-type="float" office:value="2.77652786003724E-064">
            <text:p>0.00000</text:p>
          </table:table-cell>
          <table:table-cell table:formula="oooc:=[.G63]*EXP([.H63])" office:value-type="float" office:value="-1.32864679729496E-062">
            <text:p>0.000000</text:p>
          </table:table-cell>
          <table:table-cell table:style-name="ce9" table:formula="oooc:=-[.B63]*(tau^([.C63]-1))*(delta^([.D63]))*EXP([.I63])" office:value-type="float" office:value="-5.37776109928471E+273">
            <text:p>-537776109928471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-7566000.98983488">
            <text:p>-7566000.99</text:p>
          </table:table-cell>
          <table:table-cell table:formula="oooc:=-phi*delta^2 +2*phi*delta-bet*tau^2+2*bet*gam*tau-phi-bet*gam^2" office:value-type="float" office:value="-128.749475233293">
            <text:p>-128.75</text:p>
          </table:table-cell>
          <table:table-cell table:formula="oooc:=2*bet*(tau^2) - 2*bet*gam*tau-t" office:value-type="float" office:value="447.792723161286">
            <text:p>447.79</text:p>
          </table:table-cell>
          <table:table-cell table:style-name="ce9" table:formula="oooc:=a*tau^t*delta^d*EXP([.H64])" office:value-type="float" office:value="1.13700711109022E-051">
            <text:p>0.00000</text:p>
          </table:table-cell>
          <table:table-cell table:formula="oooc:=[.G64]*EXP([.H64])" office:value-type="float" office:value="-9.19771084051783E-050">
            <text:p>0.000000</text:p>
          </table:table-cell>
          <table:table-cell table:style-name="ce9" table:formula="oooc:=-[.B64]*(tau^([.C64]-1))*(delta^([.D64]))*EXP([.I64])" office:value-type="float" office:value="-5.00515192022507E+205">
            <text:p>-500515192022507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0"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number-columns-repeated="9"/>
          <table:table-cell table:style-name="ce6" table:formula="oooc:=SUM([.J27:.J64])" office:value-type="float" office:value="-4.73382678231763">
            <text:p>-4.73E+000</text:p>
          </table:table-cell>
          <table:table-cell table:formula="oooc:=SUM([.K27:.K64])" office:value-type="float" office:value="-0.377664016557824">
            <text:p>-0.377664</text:p>
          </table:table-cell>
          <table:table-cell table:style-name="ce10" table:formula="oooc:=SUM([.L27:.L64])" office:value-type="float" office:value="-1.50017242462126E+283">
            <text:p>-15001724246212600000000000000000000000000000000000000000000000000000000000000000000000000000000000000000000000000000000000000000000000000000000000000000000000000000000000000000000000000000000000000000000000000000000000000000000000000000000000000000000000000000000000000000000000000000.000000</text:p>
          </table:table-cell>
        </table:table-row>
        <table:table-row table:style-name="ro1" table:number-rows-repeated="654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27:.$A$64"/>
        <table:named-range table:name="l" table:base-cell-address="$Sheet1.$D$4" table:cell-range-address="$Sheet1.$D$27:.$D$64"/>
        <table:named-range table:name="phi" table:base-cell-address="$Sheet1.$D$38" table:cell-range-address="$Sheet1.$D$61:.$D$64"/>
        <table:named-range table:name="bet" table:base-cell-address="$Sheet1.$E$38" table:cell-range-address="$Sheet1.$E$61:.$E$64"/>
        <table:named-range table:name="gam" table:base-cell-address="$Sheet1.$F$38" table:cell-range-address="$Sheet1.$F$61:.$F$64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K$67"/>
        <table:named-range table:name="_RTrho" table:base-cell-address="$Sheet1.$A$7" table:cell-range-address="$Sheet1.$B$7"/>
        <table:named-range table:name="t" table:base-cell-address="$Sheet1.$B$12" table:cell-range-address="$Sheet1.$B$27:.$B$64"/>
        <table:named-range table:name="d" table:base-cell-address="$Sheet1.$C$12" table:cell-range-address="$Sheet1.$C$27:.$C$64"/>
        <table:named-range table:name="phir_tau" table:base-cell-address="$Sheet1.$K$52" table:cell-range-address="$Sheet1.$L$67"/>
        <table:named-range table:name="phir" table:base-cell-address="$Sheet1.$J$52" table:cell-range-address="$Sheet1.$J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9" number:min-integer-digits="1" number:min-exponent-digits="3"/>
    </number:number-style>
    <number:number-style style:name="N109">
      <number:scientific-number number:decimal-places="9" number:min-integer-digits="1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scientific-number number:decimal-places="7" number:min-integer-digits="1" number:min-exponent-digits="3"/>
      <number:text>0</number:text>
    </number:number-style>
    <number:number-style style:name="N121">
      <number:scientific-number number:decimal-places="6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6">16/09/2008</text:date>, <text:time>00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9-16T00:29:19</dc:date>
    <meta:editing-cycles>5</meta:editing-cycles>
    <meta:editing-duration>PT2H38M8S</meta:editing-duration>
    <meta:user-defined meta:name="Info 1"/>
    <meta:user-defined meta:name="Info 2"/>
    <meta:user-defined meta:name="Info 3"/>
    <meta:user-defined meta:name="Info 4"/>
    <meta:document-statistic meta:table-count="3" meta:cell-count="404"/>
  </office:meta>
</office:document-meta>
</file>